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friend-requests-ii-who-has-the-most-friends/" text:style-name="Internet_20_link" text:visited-style-name="Visited_20_Internet_20_Link"><text:span text:style-name="T1">602. Friend Requests II: Who Has the Most Friends</text:span></text:a></text:p>
      <text:section text:style-name="Sect1" text:name="headlessui-popover-button-:r1o:">
        <text:p text:style-name="Standard"/>
      </text:section>
      <text:section text:style-name="Sect1" text:name="headlessui-popover-button-:r1d:">
        <text:p text:style-name="Standard"/>
      </text:section>
      <text:p text:style-name="P4">Medium</text:p>
      <text:p text:style-name="P4">431</text:p>
      <text:p text:style-name="P4">91</text:p>
      <text:section text:style-name="Sect1" text:name="headlessui-popover-button-:r1i:">
        <text:p text:style-name="Standard"/>
      </text:section>
      <text:section text:style-name="Sect1" text:name="headlessui-popover-button-:r1l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RequestAccepted</text:span></text:span></text:p>
      <text:p text:style-name="P2">+----------------+---------+</text:p>
      <text:p text:style-name="P2">| Column Name <text:s text:c="3"/>| Type <text:s text:c="3"/>|</text:p>
      <text:p text:style-name="P2">+----------------+---------+</text:p>
      <text:p text:style-name="P2">| requester_id <text:s text:c="2"/>| int <text:s text:c="4"/>|</text:p>
      <text:p text:style-name="P2">| accepter_id <text:s text:c="3"/>| int <text:s text:c="4"/>|</text:p>
      <text:p text:style-name="P2">| accept_date <text:s text:c="3"/>| date <text:s text:c="3"/>|</text:p>
      <text:p text:style-name="P2">+----------------+---------+</text:p>
      <text:p text:style-name="P2">(requester_id, accepter_id) is the primary key (combination of columns with unique values) for this table.</text:p>
      <text:p text:style-name="P1">This table contains the ID of the user who sent the request, the ID of the user who received the request, and the date when the request was accepted.</text:p>
      <text:p text:style-name="P6"> </text:p>
      <text:p text:style-name="P6">Write a solution to find the people who have the most friends and the most friends number.</text:p>
      <text:p text:style-name="P6">The test cases are generated so that only one person has the most friends.</text:p>
      <text:p text:style-name="P6">The 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RequestAccepted table:</text:p>
      <text:p text:style-name="P2">+--------------+-------------+-------------+</text:p>
      <text:p text:style-name="P2">| requester_id | accepter_id | accept_date |</text:p>
      <text:p text:style-name="P2">+--------------+-------------+-------------+</text:p>
      <text:p text:style-name="P2">| 1 <text:s text:c="11"/>| 2 <text:s text:c="10"/>| 2016/06/03 <text:s/>|</text:p>
      <text:p text:style-name="P2">| 1 <text:s text:c="11"/>| 3 <text:s text:c="10"/>| 2016/06/08 <text:s/>|</text:p>
      <text:p text:style-name="P2">| 2 <text:s text:c="11"/>| 3 <text:s text:c="10"/>| 2016/06/08 <text:s/>|</text:p>
      <text:p text:style-name="P2">| 3 <text:s text:c="11"/>| 4 <text:s text:c="10"/>| 2016/06/09 <text:s/>|</text:p>
      <text:p text:style-name="P2">+--------------+-------------+-------------+</text:p>
      <text:p text:style-name="P3"><text:span text:style-name="Strong_20_Emphasis"><text:span text:style-name="T1">Output:</text:span></text:span><text:span text:style-name="T1"> </text:span></text:p>
      <text:p text:style-name="P2">+----+-----+</text:p>
      <text:p text:style-name="P2">| id | num |</text:p>
      <text:p text:style-name="P2">+----+-----+</text:p>
      <text:p text:style-name="P2">| 3 <text:s/>| 3 <text:s text:c="2"/>|</text:p>
      <text:p text:style-name="P2"><text:soft-page-break/>+----+-----+</text:p>
      <text:p text:style-name="P3"><text:span text:style-name="Strong_20_Emphasis"><text:span text:style-name="T1">Explanation:</text:span></text:span><text:span text:style-name="T1"> </text:span></text:p>
      <text:p text:style-name="P1">The person with id 3 is a friend of people 1, 2, and 4, so he has three friends in total, which is the most number than any others.</text:p>
      <text:p text:style-name="P6"> </text:p>
      <text:p text:style-name="P7"><text:span text:style-name="Strong_20_Emphasis"><text:span text:style-name="T1">Follow up:</text:span></text:span><text:span text:style-name="T1"> In the real world, multiple people could have the same most number of friends. Could you find all these people in this case?</text:span></text:p>
      <text:p text:style-name="P5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0T14:55:11.733000000</dc:date>
    <meta:editing-duration>PT1M18S</meta:editing-duration>
    <meta:editing-cycles>1</meta:editing-cycles>
    <meta:document-statistic meta:table-count="0" meta:image-count="0" meta:object-count="0" meta:page-count="2" meta:paragraph-count="43" meta:word-count="259" meta:character-count="1516" meta:non-whitespace-character-count="1196"/>
    <meta:generator>LibreOffice/7.2.2.2$Windows_X86_64 LibreOffice_project/02b2acce88a210515b4a5bb2e46cbfb63fe97d56</meta:generator>
  </office:meta>
</office:document-meta>
</file>